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Text_20_body" style:list-style-name="L20">
    </style:style>
    <style:style style:name="P22" style:family="paragraph" style:parent-style-name="Text_20_body" style:list-style-name="L21">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22">
      <style:paragraph-properties fo:margin-top="0in" fo:margin-bottom="0in"/>
    </style:style>
    <style:style style:name="P32" style:family="paragraph" style:parent-style-name="Text_20_body" style:list-style-name="L23">
      <style:paragraph-properties fo:margin-top="0in" fo:margin-bottom="0in"/>
    </style:style>
    <style:style style:name="P33" style:family="paragraph" style:parent-style-name="Text_20_body" style:list-style-name="L24">
      <style:paragraph-properties fo:margin-top="0in" fo:margin-bottom="0in"/>
    </style:style>
    <style:style style:name="P34" style:family="paragraph" style:parent-style-name="Text_20_body" style:list-style-name="L25">
      <style:paragraph-properties fo:margin-top="0in" fo:margin-bottom="0in"/>
    </style:style>
    <style:style style:name="P35" style:family="paragraph" style:parent-style-name="Text_20_body" style:list-style-name="L26">
      <style:paragraph-properties fo:margin-top="0in" fo:margin-bottom="0in"/>
    </style:style>
    <style:style style:name="P36" style:family="paragraph" style:parent-style-name="Text_20_body" style:list-style-name="L27">
      <style:paragraph-properties fo:margin-top="0in" fo:margin-bottom="0in"/>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28">
      <style:paragraph-properties fo:margin-left="0.5in" fo:margin-right="0in" fo:text-indent="0in" style:auto-text-indent="false" fo:margin-top="0in" fo:margin-bottom="0in"/>
    </style:style>
    <style:style style:name="P39" style:family="paragraph" style:parent-style-name="Text_20_body" style:list-style-name="L29">
      <style:paragraph-properties fo:margin-top="0in" fo:margin-bottom="0in"/>
    </style:style>
    <style:style style:name="P40" style:family="paragraph" style:parent-style-name="Text_20_body" style:list-style-name="L30">
      <style:paragraph-properties fo:margin-top="0in" fo:margin-bottom="0in"/>
    </style:style>
    <style:style style:name="P41" style:family="paragraph" style:parent-style-name="Text_20_body" style:list-style-name="L31">
      <style:paragraph-properties fo:margin-top="0in" fo:margin-bottom="0in"/>
    </style:style>
    <style:style style:name="P42" style:family="paragraph" style:parent-style-name="Text_20_body" style:list-style-name="L32">
      <style:paragraph-properties fo:margin-top="0in" fo:margin-bottom="0in"/>
    </style:style>
    <style:style style:name="P43" style:family="paragraph" style:parent-style-name="Text_20_body" style:list-style-name="L33">
      <style:paragraph-properties fo:margin-top="0in" fo:margin-bottom="0in"/>
    </style:style>
    <style:style style:name="P44" style:family="paragraph" style:parent-style-name="Text_20_body" style:list-style-name="L34">
      <style:paragraph-properties fo:margin-top="0in" fo:margin-bottom="0in"/>
    </style:style>
    <style:style style:name="P45" style:family="paragraph" style:parent-style-name="Text_20_body" style:list-style-name="L35">
      <style:paragraph-properties fo:margin-top="0in" fo:margin-bottom="0in"/>
    </style:style>
    <style:style style:name="P46" style:family="paragraph" style:parent-style-name="Text_20_body" style:list-style-name="L36">
      <style:paragraph-properties fo:margin-top="0in" fo:margin-bottom="0in"/>
    </style:style>
    <style:style style:name="P47" style:family="paragraph" style:parent-style-name="Text_20_body" style:list-style-name="L37">
      <style:paragraph-properties fo:margin-top="0in" fo:margin-bottom="0in"/>
    </style:style>
    <style:style style:name="P48" style:family="paragraph" style:parent-style-name="Text_20_body" style:list-style-name="L38">
      <style:paragraph-properties fo:margin-top="0in" fo:margin-bottom="0in"/>
    </style:style>
    <style:style style:name="P49" style:family="paragraph" style:parent-style-name="Text_20_body" style:list-style-name="L3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40">
      <style:paragraph-properties fo:margin-left="0.5in" fo:margin-right="0in" fo:text-indent="0in" style:auto-text-indent="false" fo:margin-top="0in" fo:margin-bottom="0in"/>
    </style:style>
    <style:style style:name="P57" style:family="paragraph" style:parent-style-name="Quotations">
      <style:paragraph-properties fo:margin-left="0.5in" fo:margin-right="0in" fo:text-indent="0in" style:auto-text-indent="false"/>
    </style:style>
    <style:style style:name="P58" style:family="paragraph" style:parent-style-name="Text_20_body" style:list-style-name="L41">
      <style:paragraph-properties fo:margin-top="0in" fo:margin-bottom="0in"/>
    </style:style>
    <style:style style:name="P59" style:family="paragraph" style:parent-style-name="Text_20_body" style:list-style-name="L42">
      <style:paragraph-properties fo:margin-top="0in" fo:margin-bottom="0in"/>
    </style:style>
    <style:style style:name="P60" style:family="paragraph" style:parent-style-name="Quotations">
      <style:paragraph-properties fo:margin-left="0.5in" fo:margin-right="0in" fo:text-indent="0in" style:auto-text-indent="false"/>
    </style:style>
    <style:style style:name="P61" style:family="paragraph" style:parent-style-name="Text_20_body" style:list-style-name="L43">
      <style:paragraph-properties fo:margin-top="0in" fo:margin-bottom="0in"/>
    </style:style>
    <style:style style:name="P62" style:family="paragraph" style:parent-style-name="Text_20_body" style:list-style-name="L44">
      <style:paragraph-properties fo:margin-top="0in" fo:margin-bottom="0in"/>
    </style:style>
    <style:style style:name="P63" style:family="paragraph" style:parent-style-name="Text_20_body" style:list-style-name="L45">
      <style:paragraph-properties fo:margin-top="0in" fo:margin-bottom="0in"/>
    </style:style>
    <style:style style:name="P64" style:family="paragraph" style:parent-style-name="Text_20_body" style:list-style-name="L46">
      <style:paragraph-properties fo:margin-top="0in" fo:margin-bottom="0in"/>
    </style:style>
    <style:style style:name="P65" style:family="paragraph" style:parent-style-name="Text_20_body" style:list-style-name="L47">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Quotations">
      <style:paragraph-properties fo:margin-left="0.5in" fo:margin-right="0in" fo:text-indent="0in" style:auto-text-indent="false"/>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48">
    </style:style>
    <style:style style:name="P75" style:family="paragraph" style:parent-style-name="Quotations">
      <style:paragraph-properties fo:margin-left="0.5in" fo:margin-right="0in" fo:text-indent="0in" style:auto-text-indent="false"/>
    </style:style>
    <style:style style:name="P76" style:family="paragraph" style:parent-style-name="Text_20_body" style:list-style-name="L49">
      <style:paragraph-properties fo:margin-top="0in" fo:margin-bottom="0in"/>
    </style:style>
    <style:style style:name="P77" style:family="paragraph" style:parent-style-name="Text_20_body" style:list-style-name="L50">
      <style:paragraph-properties fo:margin-top="0in" fo:margin-bottom="0in"/>
    </style:style>
    <style:style style:name="P78" style:family="paragraph" style:parent-style-name="Text_20_body" style:list-style-name="L51">
      <style:paragraph-properties fo:margin-top="0in" fo:margin-bottom="0in"/>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Quotations">
      <style:paragraph-properties fo:margin-left="0.5in" fo:margin-right="0in" fo:text-indent="0in" style:auto-text-indent="false"/>
    </style:style>
    <style:style style:name="P107" style:family="paragraph" style:parent-style-name="Quotations">
      <style:paragraph-properties fo:margin-left="0.5in" fo:margin-right="0in" fo:text-indent="0in" style:auto-text-indent="false"/>
    </style:style>
    <style:style style:name="P108" style:family="paragraph" style:parent-style-name="Text_20_body" style:list-style-name="L52">
    </style:style>
    <style:style style:name="P109" style:family="paragraph" style:parent-style-name="Quotations">
      <style:paragraph-properties fo:margin-left="0.5in" fo:margin-right="0in" fo:text-indent="0in" style:auto-text-indent="false"/>
    </style:style>
    <style:style style:name="P110" style:family="paragraph" style:parent-style-name="Text_20_body" style:list-style-name="L53">
      <style:paragraph-properties fo:margin-top="0in" fo:margin-bottom="0in"/>
    </style:style>
    <style:style style:name="P111" style:family="paragraph" style:parent-style-name="Text_20_body" style:list-style-name="L54">
      <style:paragraph-properties fo:margin-top="0in" fo:margin-bottom="0in"/>
    </style:style>
    <style:style style:name="P112" style:family="paragraph" style:parent-style-name="Text_20_body" style:list-style-name="L55">
    </style:style>
    <style:style style:name="P113" style:family="paragraph" style:parent-style-name="Text_20_body" style:list-style-name="L56">
      <style:paragraph-properties fo:margin-top="0in" fo:margin-bottom="0in"/>
    </style:style>
    <style:style style:name="P114" style:family="paragraph" style:parent-style-name="Text_20_body" style:list-style-name="L57">
    </style:style>
    <style:style style:name="P115" style:family="paragraph" style:parent-style-name="Text_20_body" style:list-style-name="L58">
      <style:paragraph-properties fo:margin-top="0in" fo:margin-bottom="0in"/>
    </style:style>
    <style:style style:name="P116" style:family="paragraph" style:parent-style-name="Text_20_body" style:list-style-name="L59">
      <style:paragraph-properties fo:margin-top="0in" fo:margin-bottom="0in"/>
    </style:style>
    <style:style style:name="P117" style:family="paragraph" style:parent-style-name="Text_20_body" style:list-style-name="L60">
      <style:paragraph-properties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61">
      <style:paragraph-properties fo:margin-top="0in" fo:margin-bottom="0in"/>
    </style:style>
    <style:style style:name="P175" style:family="paragraph" style:parent-style-name="Text_20_body" style:list-style-name="L62">
    </style:style>
    <style:style style:name="P176" style:family="paragraph" style:parent-style-name="Text_20_body" style:list-style-name="L63">
      <style:paragraph-properties fo:margin-top="0in" fo:margin-bottom="0in"/>
    </style:style>
    <style:style style:name="P177" style:family="paragraph" style:parent-style-name="Text_20_body" style:list-style-name="L64">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65">
      <style:paragraph-properties fo:margin-top="0in" fo:margin-bottom="0in"/>
    </style:style>
    <style:style style:name="P197" style:family="paragraph" style:parent-style-name="Text_20_body" style:list-style-name="L66">
      <style:paragraph-properties fo:margin-top="0in" fo:margin-bottom="0in"/>
    </style:style>
    <style:style style:name="P198" style:family="paragraph" style:parent-style-name="Text_20_body" style:list-style-name="L67">
      <style:paragraph-properties fo:margin-top="0in" fo:margin-bottom="0in"/>
    </style:style>
    <style:style style:name="P199" style:family="paragraph" style:parent-style-name="Text_20_body" style:list-style-name="L68">
      <style:paragraph-properties fo:margin-top="0in" fo:margin-bottom="0in"/>
    </style:style>
    <style:style style:name="P200" style:family="paragraph" style:parent-style-name="Text_20_body" style:list-style-name="L69">
      <style:paragraph-properties fo:margin-top="0in" fo:margin-bottom="0in"/>
    </style:style>
    <style:style style:name="P201" style:family="paragraph" style:parent-style-name="Text_20_body" style:list-style-name="L70">
      <style:paragraph-properties fo:margin-top="0in" fo:margin-bottom="0in"/>
    </style:style>
    <style:style style:name="P202" style:family="paragraph" style:parent-style-name="Text_20_body" style:list-style-name="L71">
      <style:paragraph-properties fo:margin-top="0in" fo:margin-bottom="0in"/>
    </style:style>
    <style:style style:name="P203" style:family="paragraph" style:parent-style-name="Text_20_body" style:list-style-name="L7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h text:style-name="Heading_20_1" text:outline-level="1">UD01 - Introducció a HTML5, CSS i eines de preprocessat</text:h>
      <text:h text:style-name="Heading_20_1" text:outline-level="1">Índex</text:h>
      <text:list text:style-name="L1">
        <text:list-item>
          <text:p text:style-name="P1"><text:a xlink:type="simple" xlink:href="#introducció" office:name=""><text:span text:style-name="Definition">Introducció</text:span></text:a></text:p>
          <text:list text:style-name="L2">
            <text:list-item>
              <text:p text:style-name="P2"><text:a xlink:type="simple" xlink:href="#història" office:name=""><text:span text:style-name="Definition">Història</text:span></text:a></text:p>
              <text:list text:style-name="L3">
                <text:list-item>
                  <text:p text:style-name="P3"><text:a xlink:type="simple" xlink:href="#abans-de-html5" office:name=""><text:span text:style-name="Definition">Abans de HTML5</text:span></text:a></text:p>
                </text:list-item>
                <text:list-item>
                  <text:p text:style-name="P3"><text:a xlink:type="simple" xlink:href="#a-partir-dhtml5" office:name=""><text:span text:style-name="Definition">A partir d'HTML5</text:span></text:a></text:p>
                </text:list-item>
              </text:list>
            </text:list-item>
            <text:list-item>
              <text:p text:style-name="P2"><text:a xlink:type="simple" xlink:href="#ecosistema-html-5" office:name=""><text:span text:style-name="Definition">Ecosistema HTML 5</text:span></text:a></text:p>
              <text:list text:style-name="L4">
                <text:list-item>
                  <text:p text:style-name="P4"><text:a xlink:type="simple" xlink:href="#llenguatge-de-marques-markup" office:name=""><text:span text:style-name="Definition">Llenguatge de Marques (Markup)</text:span></text:a></text:p>
                  <text:list text:style-name="L5">
                    <text:list-item>
                      <text:p text:style-name="P5"><text:a xlink:type="simple" xlink:href="#elements-tags" office:name=""><text:span text:style-name="Definition">Elements (Tags)</text:span></text:a></text:p>
                      <text:list text:style-name="L6">
                        <text:list-item>
                          <text:p text:style-name="P6"><text:a xlink:type="simple" xlink:href="#anatomia" office:name=""><text:span text:style-name="Definition">Anatomia</text:span></text:a></text:p>
                        </text:list-item>
                        <text:list-item>
                          <text:p text:style-name="P6"><text:a xlink:type="simple" xlink:href="#custom-elements" office:name=""><text:span text:style-name="Definition">Custom Elements</text:span></text:a></text:p>
                        </text:list-item>
                      </text:list>
                    </text:list-item>
                    <text:list-item>
                      <text:p text:style-name="P5"><text:a xlink:type="simple" xlink:href="#atributs" office:name=""><text:span text:style-name="Definition">Atributs</text:span></text:a></text:p>
                      <text:list text:style-name="L7">
                        <text:list-item>
                          <text:p text:style-name="P7"><text:a xlink:type="simple" xlink:href="#atributs-data-xxx" office:name=""><text:span text:style-name="Definition">Atributs "data-xxx"</text:span></text:a></text:p>
                        </text:list-item>
                      </text:list>
                    </text:list-item>
                    <text:list-item>
                      <text:p text:style-name="P5"><text:a xlink:type="simple" xlink:href="#estructura-de-lhtml" office:name=""><text:span text:style-name="Definition">Estructura de l'HTML</text:span></text:a></text:p>
                      <text:list text:style-name="L8">
                        <text:list-item>
                          <text:p text:style-name="P8"><text:a xlink:type="simple" xlink:href="#elements-de-la-capçalera" office:name=""><text:span text:style-name="Definition">Elements de la Capçalera</text:span></text:a></text:p>
                        </text:list-item>
                        <text:list-item>
                          <text:p text:style-name="P8"><text:a xlink:type="simple" xlink:href="#elements-del-cos" office:name=""><text:span text:style-name="Definition">Elements del Cos</text:span></text:a></text:p>
                        </text:list-item>
                      </text:list>
                    </text:list-item>
                    <text:list-item>
                      <text:p text:style-name="P5"><text:a xlink:type="simple" xlink:href="#referències" office:name=""><text:span text:style-name="Definition">Referències</text:span></text:a></text:p>
                    </text:list-item>
                  </text:list>
                </text:list-item>
                <text:list-item>
                  <text:p text:style-name="P4"><text:a xlink:type="simple" xlink:href="#formularis" office:name=""><text:span text:style-name="Definition">Formularis</text:span></text:a></text:p>
                  <text:list text:style-name="L9">
                    <text:list-item>
                      <text:p text:style-name="P9"><text:a xlink:type="simple" xlink:href="#nous-tipus-de-camps-a-html5" office:name=""><text:span text:style-name="Definition">Nous tipus de camps a HTML5</text:span></text:a></text:p>
                    </text:list-item>
                    <text:list-item>
                      <text:p text:style-name="P9"><text:a xlink:type="simple" xlink:href="#nous-atributs-per-a-camps-de-formularis-a-html5" office:name=""><text:span text:style-name="Definition">Nous atributs per a camps de formularis a HTML5</text:span></text:a></text:p>
                    </text:list-item>
                    <text:list-item>
                      <text:p text:style-name="P9"><text:a xlink:type="simple" xlink:href="#validació-de-formularis" office:name=""><text:span text:style-name="Definition">Validació de Formularis</text:span></text:a></text:p>
                    </text:list-item>
                    <text:list-item>
                      <text:p text:style-name="P9"><text:a xlink:type="simple" xlink:href="#referències-1"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0">
                    <text:list-item>
                      <text:p text:style-name="P10"><text:a xlink:type="simple" xlink:href="#ecmascript" office:name=""><text:span text:style-name="Definition">ECMASCRIPT</text:span></text:a></text:p>
                      <text:list text:style-name="L11">
                        <text:list-item>
                          <text:p text:style-name="P11"><text:a xlink:type="simple" xlink:href="#strict-mode" office:name=""><text:span text:style-name="Definition">Strict Mode</text:span></text:a></text:p>
                          <text:list text:style-name="L12">
                            <text:list-item>
                              <text:p text:style-name="P12"><text:a xlink:type="simple" xlink:href="#activació" office:name=""><text:span text:style-name="Definition">Activació</text:span></text:a></text:p>
                            </text:list-item>
                          </text:list>
                        </text:list-item>
                        <text:list-item>
                          <text:p text:style-name="P11"><text:a xlink:type="simple" xlink:href="#variables" office:name=""><text:span text:style-name="Definition">Variables</text:span></text:a></text:p>
                        </text:list-item>
                        <text:list-item>
                          <text:p text:style-name="P11"><text:a xlink:type="simple" xlink:href="#Àmbit-scope" office:name=""><text:span text:style-name="Definition">Àmbit (Scope)</text:span></text:a></text:p>
                        </text:list-item>
                        <text:list-item>
                          <text:p text:style-name="P11"><text:a xlink:type="simple" xlink:href="#closures" office:name=""><text:span text:style-name="Definition">Closures</text:span></text:a></text:p>
                        </text:list-item>
                        <text:list-item>
                          <text:p text:style-name="P11"><text:a xlink:type="simple" xlink:href="#this" office:name=""><text:span text:style-name="Definition">This</text:span></text:a></text:p>
                        </text:list-item>
                      </text:list>
                    </text:list-item>
                    <text:list-item>
                      <text:p text:style-name="P10"><text:a xlink:type="simple" xlink:href="#es6" office:name=""><text:span text:style-name="Definition">ES6+</text:span></text:a></text:p>
                      <text:list text:style-name="L13">
                        <text:list-item>
                          <text:p text:style-name="P13"><text:a xlink:type="simple" xlink:href="#noves-funcionalitats" office:name=""><text:span text:style-name="Definition">Noves Funcionalitats</text:span></text:a></text:p>
                        </text:list-item>
                        <text:list-item>
                          <text:p text:style-name="P13"><text:a xlink:type="simple" xlink:href="#compatibilitat-cap-enrere" office:name=""><text:span text:style-name="Definition">Compatibilitat cap Enrere</text:span></text:a></text:p>
                          <text:list text:style-name="L14">
                            <text:list-item>
                              <text:p text:style-name="P14"><text:a xlink:type="simple" xlink:href="#polyfill" office:name=""><text:span text:style-name="Definition">Polyfill</text:span></text:a></text:p>
                            </text:list-item>
                            <text:list-item>
                              <text:p text:style-name="P14"><text:a xlink:type="simple" xlink:href="#transpiladors" office:name=""><text:span text:style-name="Definition">Transpiladors</text:span></text:a></text:p>
                            </text:list-item>
                          </text:list>
                        </text:list-item>
                      </text:list>
                    </text:list-item>
                  </text:list>
                </text:list-item>
                <text:list-item>
                  <text:p text:style-name="P4"><text:a xlink:type="simple" xlink:href="#referències-2" office:name=""><text:span text:style-name="Definition">Referències</text:span></text:a></text:p>
                </text:list-item>
              </text:list>
            </text:list-item>
            <text:list-item>
              <text:p text:style-name="P2"><text:a xlink:type="simple" xlink:href="#exercici-1" office:name=""><text:span text:style-name="Definition">Exercici 1:</text:span></text:a></text:p>
            </text:list-item>
          </text:list>
        </text:list-item>
        <text:list-item>
          <text:p text:style-name="P1"><text:a xlink:type="simple" xlink:href="#entorn-de-treball" office:name=""><text:span text:style-name="Definition">Entorn de Treball</text:span></text:a></text:p>
          <text:list text:style-name="L15">
            <text:list-item>
              <text:p text:style-name="P15"><text:a xlink:type="simple" xlink:href="#editor-de-text" office:name=""><text:span text:style-name="Definition">Editor de Text</text:span></text:a></text:p>
            </text:list-item>
            <text:list-item>
              <text:p text:style-name="P15"><text:a xlink:type="simple" xlink:href="#servidor-web-i-motor-de-plantilles-pug" office:name=""><text:span text:style-name="Definition">Servidor Web i Motor de Plantilles PUG.</text:span></text:a></text:p>
              <text:list text:style-name="L16">
                <text:list-item>
                  <text:p text:style-name="P16"><text:a xlink:type="simple" xlink:href="#prerequisits" office:name=""><text:span text:style-name="Definition">Prerequisits</text:span></text:a></text:p>
                </text:list-item>
                <text:list-item>
                  <text:p text:style-name="P16"><text:a xlink:type="simple" xlink:href="#procediment" office:name=""><text:span text:style-name="Definition">Procediment</text:span></text:a></text:p>
                </text:list-item>
              </text:list>
            </text:list-item>
            <text:list-item>
              <text:p text:style-name="P15"><text:a xlink:type="simple" xlink:href="#referències-3" office:name=""><text:span text:style-name="Definition">Referències</text:span></text:a></text:p>
            </text:list-item>
          </text:list>
        </text:list-item>
        <text:list-item>
          <text:p text:style-name="P1"><text:a xlink:type="simple" xlink:href="#preprocessadors" office:name=""><text:span text:style-name="Definition">Preprocessadors</text:span></text:a></text:p>
          <text:list text:style-name="L17">
            <text:list-item>
              <text:p text:style-name="P17"><text:a xlink:type="simple" xlink:href="#preprocessadors-html" office:name=""><text:span text:style-name="Definition">Preprocessadors HTML</text:span></text:a></text:p>
            </text:list-item>
            <text:list-item>
              <text:p text:style-name="P17"><text:a xlink:type="simple" xlink:href="#preprocessadors-css" office:name=""><text:span text:style-name="Definition">Preprocessadors CSS</text:span></text:a></text:p>
            </text:list-item>
            <text:list-item>
              <text:p text:style-name="P17"><text:a xlink:type="simple" xlink:href="#preprocessadors-javascript" office:name=""><text:span text:style-name="Definition">Preprocessadors Javascript</text:span></text:a></text:p>
            </text:list-item>
            <text:list-item>
              <text:p text:style-name="P17"><text:a xlink:type="simple" xlink:href="#referències-4"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mínims coneixements previs d'HTML, CSS i Javascript.</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h text:style-name="Heading_20_2" text:outline-level="2">Història</text:h>
      <text:h text:style-name="Heading_20_3" text:outline-level="3">Abans de HTML5</text:h>
      <text:list text:style-name="L18">
        <text:list-item>
          <text:p text:style-name="P18">No hi havia un estàndard clar.</text:p>
          <text:list text:style-name="L19">
            <text:list-item>
              <text:p text:style-name="P19">O millor dit: N'hi havia molts de discrepants.</text:p>
            </text:list-item>
          </text:list>
        </text:list-item>
        <text:list-item>
          <text:p text:style-name="P18">Imperava la "guerra dels navegadors".</text:p>
        </text:list-item>
      </text:list>
      <text:h text:style-name="Heading_20_3" text:outline-level="3">A partir d'HTML5</text:h>
      <text:p text:style-name="P20">&lt;!DOCTYPE HTML&gt;</text:p>
      <text:p text:style-name="First_20_paragraph">Al contrari que les versions anteriors, HTML5 és una especificació oberta que va creixent al llarg del temps.</text:p>
      <text:p text:style-name="Text_20_body">Abans els navegadors aplicaven estrictament les normes imposades per l'especificació corresponent al DTD.</text:p>
      <text:p text:style-name="Text_20_body">I si no hi havia DTD, reportaven un error per la consola (que l'usuari corrent normalment no veu) i, "feien el que podien".</text:p>
      <text:p text:style-name="Text_20_body">Al final un s'adonava que de vegades era millor treure DTD perquè així solien funcionar totes les funcionalitats de les distintes especificacions.</text:p>
      <text:p text:style-name="Text_20_body"><text:span text:style-name="T1">A partir d'HTML5, aquell "feien el que podien"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1">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20">
        <text:list-item>
          <text:p text:style-name="P21">Primer perquè sempre és bo verificar que el nostre codi s'ajusta als estàndards actuals.</text:p>
        </text:list-item>
        <text:list-item>
          <text:p text:style-name="P21">I segon perquè és fàcil cometre errors quan escrivim html i, tot i que els navegadors intentaran endevinar "què volíem dir realment", sempre n'hi haurà que hi tindran més traça que d'altres..</text:p>
        </text:list-item>
      </text:list>
      <text:h text:style-name="Heading_20_2" text:outline-level="2">Ecosistema HTML 5</text:h>
      <text:list text:style-name="L21">
        <text:list-item>
          <text:p text:style-name="P22">Markup (HTML)</text:p>
        </text:list-item>
        <text:list-item>
          <text:p text:style-name="P22">Fulls d'Estil (StyleSheets)</text:p>
        </text:list-item>
        <text:list-item>
          <text:p text:style-name="P22">Javascript</text:p>
        </text:list-item>
        <text:list-item>
          <text:p text:style-name="P22">DOM</text:p>
        </text:list-item>
        <text:list-item>
          <text:p text:style-name="P22">HTML5 APIs</text:p>
        </text:list-item>
      </text:list>
      <text:h text:style-name="Heading_20_3" text:outline-level="3">Llenguatge de Marques (Markup)</text:h>
      <text:h text:style-name="Heading_20_4" text:outline-level="4">Elements (Tags)</text:h>
      <text:h text:style-name="Heading_20_5" text:outline-level="5">Anatomia</text:h>
      <text:p text:style-name="First_20_paragraph">Amb contingut:</text:p>
      <text:p text:style-name="P23">&lt;div class="menu"&gt;</text:p>
      <text:p text:style-name="P24"><text:s text:c="4"/>(contingut...)</text:p>
      <text:p text:style-name="P25">&lt;/div&gt;</text:p>
      <text:p text:style-name="First_20_paragraph">Auto-tancats:</text:p>
      <text:p text:style-name="P26">&lt;input name="age" type="number" /&gt;</text:p>
      <text:h text:style-name="Heading_20_5" text:outline-level="5">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7">&lt;my-component&gt;</text:p>
      <text:p text:style-name="P28"><text:s text:c="4"/>(contingut...)</text:p>
      <text:p text:style-name="P29">&lt;/my-component&gt;</text:p>
      <text:p text:style-name="P30">☞ React, Polymer i Angular son alguns dels frameworks més coneguts que en fan ús.</text:p>
      <text:h text:style-name="Heading_20_4" text:outline-level="4">Atributs</text:h>
      <text:list text:style-name="L22">
        <text:list-item>
          <text:p text:style-name="P31">Els noms del atributs és "case-insensitive" a HTML5.</text:p>
        </text:list-item>
      </text:list>
      <text:h text:style-name="Heading_20_5" text:outline-level="5">Atributs "data-xxx"</text:h>
      <text:p text:style-name="First_20_paragraph">De forma semblant als <text:span text:style-name="T2">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1">el que és molt més important:</text:span> sense el perill que nous atributs que s'estandarditzin en el futur hi puguin col·lisionar.</text:p>
      <text:p text:style-name="Text_20_body">Resulten <text:span text:style-name="T1">molt útils</text:span> per atribuir informació semàntica a elements determinats que després podem fer servir tant des dels nostres controladors javascript com, si cal, des del full d'estil CSS.</text:p>
      <text:h text:style-name="Heading_20_4" text:outline-level="4">Estructura de l'HTML</text:h>
      <text:list text:style-name="L23">
        <text:list-item>
          <text:p text:style-name="P32">DTD</text:p>
        </text:list-item>
        <text:list-item>
          <text:p text:style-name="P32">Document (<text:span text:style-name="Source_Text">&lt;html&gt;</text:span>)</text:p>
          <text:list text:style-name="L24">
            <text:list-item>
              <text:p text:style-name="P33">Capçalera (<text:span text:style-name="Source_Text">&lt;head&gt;</text:span>)</text:p>
            </text:list-item>
            <text:list-item>
              <text:p text:style-name="P33">Cos (<text:span text:style-name="Source_Text">&lt;body&gt;</text:span>)</text:p>
            </text:list-item>
          </text:list>
        </text:list-item>
      </text:list>
      <text:h text:style-name="Heading_20_5" text:outline-level="5">Elements de la Capçalera</text:h>
      <text:list text:style-name="L25">
        <text:list-item>
          <text:p text:style-name="P34">Títol (<text:span text:style-name="Source_Text">&lt;title&gt;</text:span>)</text:p>
        </text:list-item>
        <text:list-item>
          <text:p text:style-name="P34">Codificació de caràcters: <text:span text:style-name="Source_Text">&lt;meta charset='utf-8' /&gt;</text:span></text:p>
        </text:list-item>
        <text:list-item>
          <text:p text:style-name="P34">Viewport: <text:span text:style-name="Source_Text">&lt;meta name="viewport" content="width=device-width, initial-scale=1"&gt;</text:span></text:p>
        </text:list-item>
        <text:list-item>
          <text:p text:style-name="P34">Fulls d'estil</text:p>
          <text:list text:style-name="L26">
            <text:list-item>
              <text:p text:style-name="P35">Externs: <text:span text:style-name="Source_Text">&lt;link rel="stylesheet" type="text/css" href="..." /&gt;</text:span></text:p>
            </text:list-item>
            <text:list-item>
              <text:p text:style-name="P35">Interns: <text:span text:style-name="Source_Text">&lt;style&gt;...&lt;/style&gt;</text:span> (També poden anar dins el cos)</text:p>
            </text:list-item>
          </text:list>
        </text:list-item>
        <text:list-item>
          <text:p text:style-name="P34">Scripts (?)</text:p>
          <text:list text:style-name="L27">
            <text:list-item>
              <text:p text:style-name="P36">Externs: <text:span text:style-name="Source_Text">&lt;script src="..." /&gt;</text:span> (També poden anar dins el cos*)</text:p>
            </text:list-item>
            <text:list-item>
              <text:p text:style-name="P36">Interns: <text:span text:style-name="Source_Text">&lt;script&gt;...&lt;/script&gt;</text:span> (També poden anar dins el cos*)</text:p>
            </text:list-item>
          </text:list>
        </text:list-item>
      </text:list>
      <text:p text:style-name="P37">📌 Avui en dia els scripts es solen ubicar al propi cos del document i, preferentment, al final per dues raons:</text:p>
      <text:list text:style-name="L28">
        <text:list-item>
          <text:p text:style-name="P38">Per evitar retardar la descàrrega (i, com a conseqüència, també la renderització) del document.</text:p>
        </text:list-item>
        <text:list-item>
          <text:p text:style-name="P38">Perquè si el script necessita capturar elements del DOM, no pot fer-ho fins que aquests s'hagin creat. <text:span text:style-name="T1">I aquesta és la millor manera d'assegurar-ho</text:span>.</text:p>
        </text:list-item>
      </text:list>
      <text:h text:style-name="Heading_20_5" text:outline-level="5">Elements del Cos</text:h>
      <text:p text:style-name="First_20_paragraph">Els mes comuns son:</text:p>
      <text:list text:style-name="L29">
        <text:list-item>
          <text:p text:style-name="P39"><text:span text:style-name="Source_Text">&lt;div&gt;&lt;/div&gt;</text:span></text:p>
        </text:list-item>
        <text:list-item>
          <text:p text:style-name="P39"><text:span text:style-name="Source_Text">&lt;span&gt;&lt;/span&gt;</text:span></text:p>
        </text:list-item>
        <text:list-item>
          <text:p text:style-name="P39"><text:span text:style-name="Source_Text">&lt;h1&gt;&lt;/h1&gt;</text:span>, <text:span text:style-name="Source_Text">&lt;h2&gt;&lt;/h2&gt;</text:span>, <text:span text:style-name="Source_Text">&lt;h3&gt;&lt;/h3&gt;</text:span>, ...</text:p>
        </text:list-item>
        <text:list-item>
          <text:p text:style-name="P39"><text:span text:style-name="Source_Text">&lt;a href="..."&gt;&lt;/a&gt;</text:span></text:p>
        </text:list-item>
        <text:list-item>
          <text:p text:style-name="P39"><text:span text:style-name="Source_Text">&lt;p&gt;&lt;/p&gt;</text:span></text:p>
        </text:list-item>
        <text:list-item>
          <text:p text:style-name="P39"><text:span text:style-name="Source_Text">&lt;br /&gt;</text:span></text:p>
        </text:list-item>
        <text:list-item>
          <text:p text:style-name="P39"><text:span text:style-name="Source_Text">&lt;pre&gt;&lt;/pre&gt;</text:span></text:p>
        </text:list-item>
        <text:list-item>
          <text:p text:style-name="P39">etcètera...</text:p>
        </text:list-item>
      </text:list>
      <text:p text:style-name="First_20_paragraph">Llistes:</text:p>
      <text:list text:style-name="L30">
        <text:list-item>
          <text:p text:style-name="P40"><text:span text:style-name="Source_Text">&lt;ul&gt;&lt;/ul&gt;</text:span> / <text:span text:style-name="Source_Text">&lt;ol&gt;&lt;/ol&gt;</text:span></text:p>
          <text:list text:style-name="L31">
            <text:list-item>
              <text:p text:style-name="P41"><text:span text:style-name="Source_Text">&lt;li&gt;&lt;/li&gt;</text:span></text:p>
            </text:list-item>
          </text:list>
        </text:list-item>
      </text:list>
      <text:p text:style-name="First_20_paragraph">Taules:</text:p>
      <text:list text:style-name="L32">
        <text:list-item>
          <text:p text:style-name="P42"><text:span text:style-name="Source_Text">&lt;table&gt;&lt;/table&gt;</text:span></text:p>
          <text:list text:style-name="L33">
            <text:list-item>
              <text:p text:style-name="P43"><text:span text:style-name="Source_Text">&lt;thead&gt;&lt;/thead&gt;</text:span> / <text:span text:style-name="Source_Text">&lt;tbody&gt;&lt;/tbody&gt;</text:span> / <text:span text:style-name="Source_Text">&lt;tfooter&gt;&lt;/tfooter&gt;</text:span></text:p>
            </text:list-item>
            <text:list-item>
              <text:p text:style-name="P43"><text:span text:style-name="Source_Text">&lt;tr&gt;&lt;/tr&gt;</text:span></text:p>
            </text:list-item>
            <text:list-item>
              <text:p text:style-name="P43"><text:span text:style-name="Source_Text">&lt;td&gt;&lt;/td&gt;</text:span> / <text:span text:style-name="Source_Text">&lt;th&gt;&lt;/th&gt;</text:span></text:p>
            </text:list-item>
          </text:list>
        </text:list-item>
      </text:list>
      <text:p text:style-name="First_20_paragraph">Nous a HTML5</text:p>
      <text:list text:style-name="L34">
        <text:list-item>
          <text:p text:style-name="P44"><text:span text:style-name="Source_Text">&lt;header&gt;&lt;/header&gt;</text:span></text:p>
        </text:list-item>
        <text:list-item>
          <text:p text:style-name="P44"><text:span text:style-name="Source_Text">&lt;footer&gt;&lt;/footer&gt;</text:span></text:p>
        </text:list-item>
        <text:list-item>
          <text:p text:style-name="P44"><text:span text:style-name="Source_Text">&lt;section&gt;&lt;/section&gt;</text:span></text:p>
        </text:list-item>
        <text:list-item>
          <text:p text:style-name="P44"><text:span text:style-name="Source_Text">&lt;article&gt;&lt;/article&gt;</text:span></text:p>
        </text:list-item>
        <text:list-item>
          <text:p text:style-name="P44"><text:span text:style-name="Source_Text">&lt;aside&gt;&lt;/aside&gt;</text:span></text:p>
        </text:list-item>
        <text:list-item>
          <text:p text:style-name="P44">etcètera...</text:p>
        </text:list-item>
      </text:list>
      <text:h text:style-name="Heading_20_4" text:outline-level="4">Referències</text:h>
      <text:list text:style-name="L35">
        <text:list-item>
          <text:p text:style-name="P45"><text:span text:style-name="T1">Elements HTML5:</text:span></text:p>
          <text:list text:style-name="L36">
            <text:list-item>
              <text:p text:style-name="P46">Nous elements HTML5: <text:a xlink:type="simple" xlink:href="" office:name=""><text:span text:style-name="Definition">https://www.w3schools.com/html/html5_new_elements.asp</text:span></text:a>.</text:p>
            </text:list-item>
            <text:list-item>
              <text:p text:style-name="P46">Referència completa: <text:a xlink:type="simple" xlink:href="" office:name=""><text:span text:style-name="Definition">https://www.tutorialspoint.com/html5/html5_tags.htm</text:span></text:a>.</text:p>
            </text:list-item>
          </text:list>
        </text:list-item>
        <text:list-item>
          <text:p text:style-name="P45"><text:span text:style-name="T1">Atributs HTML5:</text:span></text:p>
          <text:list text:style-name="L37">
            <text:list-item>
              <text:p text:style-name="P47">Referència competa d'atributs: <text:a xlink:type="simple" xlink:href="" office:name=""><text:span text:style-name="Definition">https://www.w3schools.com/tags/ref_attributes.asp</text:span></text:a>.</text:p>
            </text:list-item>
          </text:list>
        </text:list-item>
        <text:list-item>
          <text:p text:style-name="P45"><text:span text:style-name="T1">Altres:</text:span></text:p>
          <text:list text:style-name="L38">
            <text:list-item>
              <text:p text:style-name="P48">Viewport: <text:a xlink:type="simple" xlink:href="" office:name=""><text:span text:style-name="Definition">https://developer.mozilla.org/en-US/docs/Mozilla/Mobile/Viewport_meta_tag</text:span></text:a>.</text:p>
            </text:list-item>
          </text:list>
        </text:list-item>
        <text:list-item>
          <text:p text:style-name="P45"><text:span text:style-name="T1">Frameworks:</text:span></text:p>
          <text:list text:style-name="L39">
            <text:list-item>
              <text:p text:style-name="P49">React: <text:a xlink:type="simple" xlink:href="" office:name=""><text:span text:style-name="Definition">https://reactjs.org/</text:span></text:a>.</text:p>
            </text:list-item>
            <text:list-item>
              <text:p text:style-name="P49">Polymer: <text:a xlink:type="simple" xlink:href="" office:name=""><text:span text:style-name="Definition">https://www.polymer-project.org/</text:span></text:a>.</text:p>
            </text:list-item>
            <text:list-item>
              <text:p text:style-name="P49">Angular: <text:a xlink:type="simple" xlink:href="" office:name=""><text:span text:style-name="Definition">https://angular.io/</text:span></text:a>.</text:p>
            </text:list-item>
          </text:list>
        </text:list-item>
      </text:list>
      <text:h text:style-name="Heading_20_3" text:outline-level="3">Formularis</text:h>
      <text:p text:style-name="First_20_paragraph"><text:span text:style-name="T1">Exemple:</text:span></text:p>
      <text:p text:style-name="P50"><text:s text:c="2"/>&lt;form&gt;</text:p>
      <text:p text:style-name="P51"><text:s text:c="4"/>&lt;input type="text" name="nom" placeholder="Escrigui el seu nom"&gt;</text:p>
      <text:p text:style-name="P52"><text:s text:c="4"/>&lt;input type="text" name="cognoms" placeholder="Escrigui els seus cognoms"&gt;</text:p>
      <text:p text:style-name="P53"><text:s text:c="4"/>&lt;button type="submit"&gt;</text:p>
      <text:p text:style-name="P54"><text:s text:c="2"/>&lt;/form&gt;</text:p>
      <text:p text:style-name="P55">📌 A l'exemple anterior probablement hi trobareu a faltar els atributs <text:span text:style-name="T2">action</text:span> o <text:span text:style-name="T2">method</text:span> i pot ser hageu notat que hem fet servir un <text:span text:style-name="Source_Text">&lt;button&gt;</text:span> en comptes d'un <text:span text:style-name="Source_Text">&lt;input type="text"&gt;</text:span>.</text:p>
      <text:p text:style-name="P55">No és que ja no hi siguin a HTML5. Però moltes vegades no seran la forma més idònia de gestionar els formularis:</text:p>
      <text:list text:style-name="L40">
        <text:list-item>
          <text:p text:style-name="P56">En comptes d'esperar a que l'usuari envii el formulari per a validar-lo, normalment preferirem advertir a l'usuari tot d'una que detectem alguna cosa que no estigui bé.</text:p>
        </text:list-item>
        <text:list-item>
          <text:p text:style-name="P56">Tampoc és ja gaire habitual enviar un formulari recarregant tota la pàgina. El més usual és enviar les dades via <text:span text:style-name="T2">Ajax</text:span> i realitzar alguna modificació al document per a que l'usuari se n'adoni que la informació ha estat processada.</text:p>
        </text:list-item>
      </text:list>
      <text:h text:style-name="Heading_20_4" text:outline-level="4">Nous tipus de camps a HTML5</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color</text:p>
          </table:table-cell>
          <table:table-cell table:style-name="Table1.A1" office:value-type="string">
            <text:p text:style-name="Table_20_Contents">date</text:p>
          </table:table-cell>
          <table:table-cell table:style-name="Table1.A1" office:value-type="string">
            <text:p text:style-name="Table_20_Contents">datetime-local</text:p>
          </table:table-cell>
        </table:table-row>
        <table:table-row>
          <table:table-cell table:style-name="Table1.A1" office:value-type="string">
            <text:p text:style-name="Table_20_Contents">email</text:p>
          </table:table-cell>
          <table:table-cell table:style-name="Table1.A1" office:value-type="string">
            <text:p text:style-name="Table_20_Contents">month</text:p>
          </table:table-cell>
          <table:table-cell table:style-name="Table1.A1" office:value-type="string">
            <text:p text:style-name="Table_20_Contents">number</text:p>
          </table:table-cell>
        </table:table-row>
        <table:table-row>
          <table:table-cell table:style-name="Table1.A1" office:value-type="string">
            <text:p text:style-name="Table_20_Contents">range</text:p>
          </table:table-cell>
          <table:table-cell table:style-name="Table1.A1" office:value-type="string">
            <text:p text:style-name="Table_20_Contents">search</text:p>
          </table:table-cell>
          <table:table-cell table:style-name="Table1.A1" office:value-type="string">
            <text:p text:style-name="Table_20_Contents">tel</text:p>
          </table:table-cell>
        </table:table-row>
        <table:table-row>
          <table:table-cell table:style-name="Table1.A1" office:value-type="string">
            <text:p text:style-name="Table_20_Contents">time</text:p>
          </table:table-cell>
          <table:table-cell table:style-name="Table1.A1" office:value-type="string">
            <text:p text:style-name="Table_20_Contents">url</text:p>
          </table:table-cell>
          <table:table-cell table:style-name="Table1.A1" office:value-type="string">
            <text:p text:style-name="Table_20_Contents">week</text:p>
          </table:table-cell>
        </table:table-row>
      </table:table>
      <text:p text:style-name="P57">☞ Els tipus de camps que no estiguin suportats en un navegador antic, es comportaran igual que si fóssin <text:span text:style-name="Source_Text">&lt;input type="text"&gt;</text:span>.</text:p>
      <text:h text:style-name="Heading_20_4" text:outline-level="4">Nous atributs per a camps de formularis a HTML5</text:h>
      <text:list text:style-name="L41">
        <text:list-item>
          <text:p text:style-name="P58"><text:span text:style-name="T1">placeholder:</text:span> Ens permet especificar un text (o "pista") que apareixerà difuminat al fons dels camps que no estiguin emplenats.</text:p>
        </text:list-item>
        <text:list-item>
          <text:p text:style-name="P58"><text:span text:style-name="T1">pattern:</text:span> Ens permet especificar una expressió regular de validació.</text:p>
        </text:list-item>
        <text:list-item>
          <text:p text:style-name="P58"><text:span text:style-name="T1">required:</text:span> Ens permet especificar quan un camp és obligatori.</text:p>
        </text:list-item>
        <text:list-item>
          <text:p text:style-name="P58"><text:span text:style-name="T1">autofocus:</text:span> Marca un camp indicant que és ell qui ha de rebre el focus en carregar-se la pàgina.</text:p>
        </text:list-item>
      </text:list>
      <text:p text:style-name="First_20_paragraph">Altre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utocomplete</text:p>
          </table:table-cell>
          <table:table-cell table:style-name="Table2.A1" office:value-type="string">
            <text:p text:style-name="Table_20_Contents">form</text:p>
          </table:table-cell>
          <table:table-cell table:style-name="Table2.A1" office:value-type="string">
            <text:p text:style-name="Table_20_Contents">formaction</text:p>
          </table:table-cell>
        </table:table-row>
        <table:table-row>
          <table:table-cell table:style-name="Table2.A1" office:value-type="string">
            <text:p text:style-name="Table_20_Contents">formenctype</text:p>
          </table:table-cell>
          <table:table-cell table:style-name="Table2.A1" office:value-type="string">
            <text:p text:style-name="Table_20_Contents">formmethod</text:p>
          </table:table-cell>
          <table:table-cell table:style-name="Table2.A1" office:value-type="string">
            <text:p text:style-name="Table_20_Contents">formnovalidate</text:p>
          </table:table-cell>
        </table:table-row>
        <table:table-row>
          <table:table-cell table:style-name="Table2.A1" office:value-type="string">
            <text:p text:style-name="Table_20_Contents">formtarget</text:p>
          </table:table-cell>
          <table:table-cell table:style-name="Table2.A1" office:value-type="string">
            <text:p text:style-name="Table_20_Contents">height</text:p>
          </table:table-cell>
          <table:table-cell table:style-name="Table2.A1" office:value-type="string">
            <text:p text:style-name="Table_20_Contents">width</text:p>
          </table:table-cell>
        </table:table-row>
        <table:table-row>
          <table:table-cell table:style-name="Table2.A1" office:value-type="string">
            <text:p text:style-name="Table_20_Contents">list</text:p>
          </table:table-cell>
          <table:table-cell table:style-name="Table2.A1" office:value-type="string">
            <text:p text:style-name="Table_20_Contents">min</text:p>
          </table:table-cell>
          <table:table-cell table:style-name="Table2.A1" office:value-type="string">
            <text:p text:style-name="Table_20_Contents">max</text:p>
          </table:table-cell>
        </table:table-row>
        <table:table-row>
          <table:table-cell table:style-name="Table2.A1" office:value-type="string">
            <text:p text:style-name="Table_20_Contents">multiple</text:p>
          </table:table-cell>
          <table:table-cell table:style-name="Table2.A1" office:value-type="string">
            <text:p text:style-name="Table_20_Contents">step</text:p>
          </table:table-cell>
          <table:table-cell table:style-name="Table2.A1" office:value-type="string">
    </table:table-cell>
        </table:table-row>
      </table:table>
      <text:h text:style-name="Heading_20_4" text:outline-level="4">Validació de Formularis</text:h>
      <text:h text:style-name="Heading_20_4" text:outline-level="4">Referències</text:h>
      <text:h text:style-name="Heading_20_3" text:outline-level="3">Javascript</text:h>
      <text:p text:style-name="First_20_paragraph">Javascript és un llenguatge de programació <text:span text:style-name="T1">asíncron</text:span>:</text:p>
      <text:list text:style-name="L42">
        <text:list-item>
          <text:p text:style-name="P59">Orientat a events</text:p>
        </text:list-item>
        <text:list-item>
          <text:p text:style-name="P59">...que son gestionats mitjançant <text:span text:style-name="T2">callbacks</text:span></text:p>
        </text:list-item>
        <text:list-item>
          <text:p text:style-name="P59">...que s'enqueuen al <text:span text:style-name="T2">event-loop</text:span>.</text:p>
        </text:list-item>
      </text:list>
      <text:p text:style-name="First_20_paragraph">Va ésser desenvolupat en una setmana per encàrec de <text:span text:style-name="T2">Netscape</text:span> amb la intenció de dotar els seus navegadors de certa interactivitat.</text:p>
      <text:p text:style-name="Text_20_body">Els programes en Javascript s'executen en un sol fil del processador. El que ens permet programar <text:span text:style-name="T1">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P60">El que no és en realitat és un llenguatge "orientat a classes": No cal una <text:span text:style-name="T2">classe</text:span> per crear un objecte en Javascript.</text:p>
      <text:p text:style-name="P60">També té herència. Però el que s'hereden son els <text:span text:style-name="T2">prototipus</text:span> i no les <text:span text:style-name="T2">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43">
        <text:list-item>
          <text:p text:style-name="P61"><text:span text:style-name="Source_Text">Math</text:span></text:p>
        </text:list-item>
        <text:list-item>
          <text:p text:style-name="P61"><text:span text:style-name="Source_Text">Date</text:span></text:p>
        </text:list-item>
        <text:list-item>
          <text:p text:style-name="P61"><text:span text:style-name="Source_Text">RegExp</text:span></text:p>
        </text:list-item>
        <text:list-item>
          <text:p text:style-name="P61"><text:span text:style-name="Source_Text">Object</text:span></text:p>
        </text:list-item>
        <text:list-item>
          <text:p text:style-name="P61"><text:span text:style-name="Source_Text">String</text:span></text:p>
        </text:list-item>
        <text:list-item>
          <text:p text:style-name="P61"><text:span text:style-name="Source_Text">Number</text:span></text:p>
        </text:list-item>
        <text:list-item>
          <text:p text:style-name="P61"><text:span text:style-name="Source_Text">Array</text:span></text:p>
        </text:list-item>
      </text:list>
      <text:p text:style-name="First_20_paragraph">...i d'altres només els trobarem en entorns determinats:</text:p>
      <text:list text:style-name="L44">
        <text:list-item>
          <text:p text:style-name="P62">Node.JS:</text:p>
          <text:list text:style-name="L45">
            <text:list-item>
              <text:p text:style-name="P63"><text:span text:style-name="Source_Text">process</text:span></text:p>
            </text:list-item>
            <text:list-item>
              <text:p text:style-name="P63"><text:span text:style-name="Source_Text">fs</text:span></text:p>
            </text:list-item>
          </text:list>
        </text:list-item>
        <text:list-item>
          <text:p text:style-name="P62">Navegador:</text:p>
          <text:list text:style-name="L46">
            <text:list-item>
              <text:p text:style-name="P64"><text:span text:style-name="Source_Text">document</text:span></text:p>
            </text:list-item>
            <text:list-item>
              <text:p text:style-name="P64"><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ície idèntica en tots els entorns, i realitzar una funció, efectivament idèntica. La forma en que es materialitza aquesta interacció pot ser radicalment distinta:</text:p>
      <text:list text:style-name="L47">
        <text:list-item>
          <text:p text:style-name="P65">A qualsevol intèrpret de terminal, com Node.JS: Ens mostrarà el resultat per la pantalla (consola).</text:p>
        </text:list-item>
        <text:list-item>
          <text:p text:style-name="P65">En un navegador, en canvi: Els missatges romanen ocults a no ser que nosaltres accediguem a la <text:span text:style-name="T2">consola del navegador</text:span> (que típicament s'obre amb la tecla F12).</text:p>
        </text:list-item>
      </text:list>
      <text:h text:style-name="Heading_20_4" text:outline-level="4">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1">ECMA:</text:span> (European Computer Manufacturers Association) va voler estandarditzar-lo. Però el terme "Javascript" és una marca comercial registrada i l'aleshores titular, <text:span text:style-name="T2">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5" text:outline-level="5">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66">var Comptador = 10;</text:p>
      <text:p text:style-name="P67">comptador--;</text:p>
      <text:p text:style-name="P68">console.log(comptador);</text:p>
      <text:p text:style-name="First_20_paragraph">...retornaria <text:span text:style-name="Source_Text">-1</text:span> (quan nosaltres probablement esperaríem un <text:span text:style-name="Source_Text">9</text:span>) en comptes de donar un error per variable no declarada, que és el que realment hauria de fer (en Javascript els identificadors son <text:span text:style-name="T2">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6" text:outline-level="6">Activació</text:h>
      <text:p text:style-name="First_20_paragraph">Per activar el mode estricte basta amb posar la següent cadena (cometes incloses) al principi del nostre codi:</text:p>
      <text:p text:style-name="P69">"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1">també funcionaria amb motors antics</text:span>.</text:p>
      <text:p text:style-name="P70">📌 En resum: <text:span text:style-name="T1">SEMPRE</text:span> que ens disposem a escriure codi en Javascript, el primer que farem serà posar la cadena <text:span text:style-name="Source_Text">"use strict";</text:span> al principi.</text:p>
      <text:p text:style-name="P70">Això ens ajudarà a fer millor codi i ens evitarà molts de problemes...</text:p>
      <text:h text:style-name="Heading_20_5" text:outline-level="5">Variables</text:h>
      <text:p text:style-name="First_20_paragraph">Tenim tres formes de declarar variables:</text:p>
      <text:p text:style-name="P71">var foo; // Function (closure) level scope</text:p>
      <text:p text:style-name="P72">let bar; // Block ({ ... }) level scope</text:p>
      <text:p text:style-name="P73">const foo; <text:s text:c="1"/>// Block-level, not de-referenciable.</text:p>
      <text:list text:style-name="L48">
        <text:list-item>
          <text:p text:style-name="P74">Només <text:span text:style-name="Source_Text">var</text:span> funcionarà en versions antigues (però hi ha transpiladors que ens ho arreglen).</text:p>
        </text:list-item>
        <text:list-item>
          <text:p text:style-name="P74">Amb <text:span text:style-name="Source_Text">let</text:span> i <text:span text:style-name="Source_Text">const</text:span> no hi ha <text:span text:style-name="T2">hoisting</text:span>: (No poden ser referenciades abans de la declaració). Ni tampoc fora del bloc en el que s'han definit.</text:p>
        </text:list-item>
        <text:list-item>
          <text:p text:style-name="P74">Les variables en Javascript son <text:span text:style-name="T2">referències</text:span> a objectes: <text:span text:style-name="T1">Amb </text:span><text:span text:style-name="Source_Text">const</text:span><text:span text:style-name="T1"> l'únic que és constant és la referència:</text:span> El contingut de l'objecte sí pot canviar.</text:p>
        </text:list-item>
      </text:list>
      <text:p text:style-name="P75">📌 Com a bona pràctica (sempre que ens ho poguem permetre) farem servir preferentment <text:span text:style-name="T2">const</text:span>. Si no ens serveix <text:span text:style-name="T2">let</text:span> i, només com a darrer recurs <text:span text:style-name="T2">var</text:span>.</text:p>
      <text:h text:style-name="Heading_20_5" text:outline-level="5">Àmbit (Scope)</text:h>
      <text:p text:style-name="First_20_paragraph">L'àmbit d'una variable determina a quines parts del codi aquesta és visible.</text:p>
      <text:list text:style-name="L49">
        <text:list-item>
          <text:p text:style-name="P76">Les variables <text:span text:style-name="T2">globals</text:span> son aquelles que son visibles des de qualsevol part del programa.</text:p>
          <text:list text:style-name="L50">
            <text:list-item>
              <text:p text:style-name="P77">Fora del mode estricte les variables invocades sense haver estat prèviament declarades (ex.: <text:span text:style-name="Source_Text">a = 23;</text:span>) es declaren automàticament a l'àmbit global. <text:span text:style-name="T1">Per això SEMPRE hem d'activar el mode estricte</text:span>.</text:p>
            </text:list-item>
            <text:list-item>
              <text:p text:style-name="P77">En el mode estricte només es poden declarar variables globals amb <text:span text:style-name="Source_Text">var</text:span> i exclusivament fora de qualsevol <text:span text:style-name="T2">clausura</text:span>.</text:p>
            </text:list-item>
            <text:list-item>
              <text:p text:style-name="P77">En realitat, les variables d'àmbit global son propietats del <text:span text:style-name="T2">global object</text:span>. Així <text:span text:style-name="Source_Text">var foo="bar"</text:span> (fora de qualsevol clausura) i <text:span text:style-name="Source_Text">window.foo="bar"</text:span> serien declaracions equivalents.</text:p>
            </text:list-item>
            <text:list-item>
              <text:p text:style-name="P77">El <text:span text:style-name="T2">global object</text:span> és <text:span text:style-name="Source_Text">window</text:span> als navegadors i <text:span text:style-name="Source_Text">process</text:span> a <text:span text:style-name="T2">Node.JS</text:span>. Existeix la proposta d'estandarditzar pròpiament <text:span text:style-name="Source_Text">global</text:span> com a referència a <text:span text:style-name="Source_Text">window</text:span> o <text:span text:style-name="Source_Text">process</text:span>, respectivament.</text:p>
            </text:list-item>
          </text:list>
        </text:list-item>
        <text:list-item>
          <text:p text:style-name="P76">L'àmbit de les variables declarades amb <text:span text:style-name="Source_Text">var</text:span> és el de la <text:span text:style-name="T2">clausura</text:span> dins la que han estat declarades o l'àmbit global en el cas que de no haver estat declarades dins cap.</text:p>
        </text:list-item>
        <text:list-item>
          <text:p text:style-name="P76">L'àmbit de les variables declarades amb <text:span text:style-name="Source_Text">let</text:span> o <text:span text:style-name="Source_Text">const</text:span> és el del <text:span text:style-name="T2">bloc</text:span> de codi en el que han estat definides.</text:p>
          <text:list text:style-name="L51">
            <text:list-item>
              <text:p text:style-name="P78">Els <text:span text:style-name="T2">blocs de codi</text:span> es delimiten amb <text:span text:style-name="Source_Text">{</text:span> i <text:span text:style-name="Source_Text">}</text:span> ja sigui com a predicat d'una sentència (<text:span text:style-name="Source_Text">if (x) {...}</text:span>) o simplement posats expréssament amb la finalitat de limitar l'àmbit de les variables del seu interior (<text:span text:style-name="Source_Text">{let <text:s text:c="2"/>i=0; ...}</text:span>):</text:p>
            </text:list-item>
            <text:list-item>
              <text:p text:style-name="P78">Un cas especial és el de la sentència <text:span text:style-name="T2">for</text:span> ón al codi <text:span text:style-name="Source_Text">for (let i=0; <text:s text:c="2"/>i&lt;arr.length; i++) {...}</text:span>, l'àmbit de <text:span text:style-name="Source_Text">i</text:span> correspondria a l'interior el bloc <text:span text:style-name="Source_Text">{...}</text:span>.</text:p>
            </text:list-item>
          </text:list>
        </text:list-item>
      </text:list>
      <text:p text:style-name="P79">const arr = [1, 2, 3, 4]</text:p>
      <text:p text:style-name="P80">for (let i=0; i&lt;arr.length; i++) {</text:p>
      <text:p text:style-name="P81"><text:s text:c="4"/>arr[i] += 2;</text:p>
      <text:p text:style-name="P82">};</text:p>
      <text:p text:style-name="P83">console.log (arr); // [3, 4, 5, 6]</text:p>
      <text:p text:style-name="P84">console.log (i); // Error!!</text:p>
      <text:p text:style-name="P85"><text:s text:c="17"/>// Això amb var no passava...</text:p>
      <text:h text:style-name="Heading_20_5" text:outline-level="5">Closures</text:h>
      <text:p text:style-name="First_20_paragraph">Les clausures delimiten l'àmbit de visibilitat d'una variable.</text:p>
      <text:p text:style-name="Text_20_body">Es creen automàticament cada cop <text:span text:style-name="T1">que invocam</text:span> una funció (no en el temps de creació) pel que cada cop que invoquem de nou la mateixa funció s'en crearà una de nova totalment separada de la anterior.</text:p>
      <text:p text:style-name="Text_20_body">En canvi, <text:span text:style-name="T1">els objectes que aquestes referncien, també poden ser referenciats des de l'exterior</text:span>:</text:p>
      <text:p text:style-name="P86">function sumador(n) { // Això no crea cap clausura.</text:p>
      <text:p text:style-name="P87"><text:s text:c="4"/>let x = n; // (en realitat hauriem pogut fer servir 'n')</text:p>
      <text:p text:style-name="P88"><text:s text:c="4"/>let fn = function suma(m) {</text:p>
      <text:p text:style-name="P89"><text:s text:c="8"/>x += m;</text:p>
      <text:p text:style-name="P90"><text:s text:c="8"/>return x;</text:p>
      <text:p text:style-name="P91"><text:s text:c="4"/>};</text:p>
      <text:p text:style-name="P92"><text:s text:c="4"/>return fn;</text:p>
      <text:p text:style-name="P93">};</text:p>
      <text:p text:style-name="P94"/>
      <text:p text:style-name="P95"/>
      <text:p text:style-name="P96">let s1 = sumador(0); // Això sí crea una clausura.</text:p>
      <text:p text:style-name="P97">let s2 = sumador(100); // I això una altra...</text:p>
      <text:p text:style-name="P98"/>
      <text:p text:style-name="P99">console.log (s1(3)); // 3</text:p>
      <text:p text:style-name="P100">console.log (s1(5)); // 8</text:p>
      <text:p text:style-name="P101">console.log (s2(5)); // 105</text:p>
      <text:p text:style-name="First_20_paragraph">Les variables creades dins una clausura només son visibles dins d'aquesta <text:span text:style-name="T1">i dins les que es crein dins ella.</text:span> D'això s'en diu <text:span text:style-name="T2">Runtime Scope</text:span> o àmbit en temps d'execució.</text:p>
      <text:p text:style-name="Text_20_body">Una utilitat molt pràctica de les clausures és fer-les servir per aïllar petits blocs de codi (o sub-controladors) de manera que les variables que ells declarin no puguin veure's afectades pel codi de l'exterior. Si be, avui en dia, pels casos més senzills, ens bastarà fer servir <text:span text:style-name="Source_Text">const</text:span> o <text:span text:style-name="Source_Text">let</text:span>:</text:p>
      <text:p text:style-name="P102">// Petit controlador secundari:</text:p>
      <text:p text:style-name="P103">(function(model) {</text:p>
      <text:p text:style-name="P104"><text:s text:c="3"/>... implementació ...</text:p>
      <text:p text:style-name="P105">})(model.submodel.foo.bar);</text:p>
      <text:p text:style-name="P106">📌 El patró anterior es coneix pel nom de <text:span text:style-name="T2">IFE</text:span>: <text:span text:style-name="T2">(Immediately Invoked Function Expression)</text:span>.</text:p>
      <text:p text:style-name="P106">La seva forma més senzilla és <text:span text:style-name="Source_Text">(function(){...})()</text:span>. Però podem fer les variacions que vulguem: com ara fer servir paràmetres per evitar referenciar variables externes des de l'interior, igual que a l'exemple anterior, fer que ens retornin un valor que podem assignar a una variable i/o assignar-li un nom a la funció: <text:span text:style-name="Source_Text">const myCoolObj = (function coolObjBulder(options){...;return obj})(config);</text:span></text:p>
      <text:h text:style-name="Heading_20_5" text:outline-level="5">This</text:h>
      <text:p text:style-name="First_20_paragraph"><text:span text:style-name="T2">this</text:span> és la propietat més àmpliament incompresa de Javascript.</text:p>
      <text:p text:style-name="Text_20_body"><text:span text:style-name="T2">this</text:span> implementa el <text:span text:style-name="T2">Call Site Scope</text:span> (en contraposició amb el <text:span text:style-name="T2">Runtime Scope</text:span> que acabam de veure).</text:p>
      <text:p text:style-name="P107">📌 Explicar a fons <text:span text:style-name="T2">this</text:span> queda més enllà dels objectíus d'aquest curs, però per a qui tingui interés en aprofundir, us deixo a les referències un enllaç a l'article "Understanding Javascript OOP".</text:p>
      <text:p text:style-name="First_20_paragraph">.....</text:p>
      <text:h text:style-name="Heading_20_4" text:outline-level="4">ES6+</text:h>
      <text:h text:style-name="Heading_20_5" text:outline-level="5">Noves Funcionalitats</text:h>
      <text:list text:style-name="L52">
        <text:list-item>
          <text:p text:style-name="P108"><text:span text:style-name="T1">Let and Const.</text:span></text:p>
        </text:list-item>
        <text:list-item>
          <text:p text:style-name="P108"><text:span text:style-name="T1">Template literals.</text:span></text:p>
        </text:list-item>
        <text:list-item>
          <text:p text:style-name="P108"><text:span text:style-name="T1">Arrow Functions.</text:span></text:p>
        </text:list-item>
        <text:list-item>
          <text:p text:style-name="P108"><text:span text:style-name="T1">Destructuring.</text:span></text:p>
        </text:list-item>
        <text:list-item>
          <text:p text:style-name="P108"><text:span text:style-name="Source_Text">Class</text:span><text:span text:style-name="T1">:</text:span> (⚠ L'herència continua essent de prototip)</text:p>
        </text:list-item>
      </text:list>
      <text:p text:style-name="P109">☞ A l'apartat de <text:span text:style-name="T2">referències</text:span> teniu alguns articles sobre aquests temes.</text:p>
      <text:h text:style-name="Heading_20_5" text:outline-level="5">Compatibilitat cap Enrere</text:h>
      <text:p text:style-name="First_20_paragraph">Quan desenvolupam codi que ha de ser interpretat per un navegador, tenim el problema afegit que no sabem com d'antic pot arribar a ser aquest.</text:p>
      <text:p text:style-name="Text_20_body">Com més compatibles vulguem ser, menys noves característiques del llenguatge podem fer servir...</text:p>
      <text:p text:style-name="Text_20_body">...o <text:span text:style-name="T1">NO.</text:span></text:p>
      <text:p text:style-name="Text_20_body">En Javascript tenim dues eines molt potents que ens permeten fer servir fins i tot les més recents funcionalitats del llenguatge encara que el nostre codi s'executi en motors antics.</text:p>
      <text:p text:style-name="Text_20_body">Aquestes eines son els <text:span text:style-name="T2">polyfills</text:span> i els <text:span text:style-name="T2">transpiladors</text:span> (o "transpilers").</text:p>
      <text:h text:style-name="Heading_20_6" text:outline-level="6">Polyfill</text:h>
      <text:p text:style-name="First_20_paragraph">Modernizr</text:p>
      <text:h text:style-name="Heading_20_6" text:outline-level="6">Transpiladors</text:h>
      <text:p text:style-name="First_20_paragraph">Babel</text:p>
      <text:h text:style-name="Heading_20_3" text:outline-level="3">Referències</text:h>
      <text:list text:style-name="L53">
        <text:list-item>
          <text:p text:style-name="P110">Understanding Javascript OOP: <text:a xlink:type="simple" xlink:href="" office:name=""><text:span text:style-name="Definition">https://robotlolita.me/2011/10/09/understanding-javascript-oop.html</text:span></text:a>.</text:p>
        </text:list-item>
        <text:list-item>
          <text:p text:style-name="P110">4 Modern ES6+ Features You Should Be Using Now: <text:a xlink:type="simple" xlink:href="" office:name=""><text:span text:style-name="Definition">https://programmingwithmosh.com/javascript/essential-modern-javascript-features/</text:span></text:a>.</text:p>
        </text:list-item>
        <text:list-item>
          <text:p text:style-name="P110">Modernizr: <text:a xlink:type="simple" xlink:href="" office:name=""><text:span text:style-name="Definition">https://modernizr.com/</text:span></text:a>.</text:p>
        </text:list-item>
      </text:list>
      <text:p text:style-name="Horizontal_20_Line"/>
      <text:h text:style-name="Heading_20_2" text:outline-level="2">Exercici 1:</text:h>
      <text:p text:style-name="First_20_paragraph">Redactar una carta de presentació, estil currículum en HTML5. Ha de contenir com a mínim:</text:p>
      <text:list text:style-name="L54">
        <text:list-item>
          <text:p text:style-name="P111">El vostre nom i llinatges.</text:p>
        </text:list-item>
        <text:list-item>
          <text:p text:style-name="P111">Els vostres coneixements i experiència en HTML i/o altres tecnologies.</text:p>
        </text:list-item>
        <text:list-item>
          <text:p text:style-name="P111">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55">
        <text:list-item>
          <text:p text:style-name="P112">Un editor de text que suporti ressaltat sintàctic.</text:p>
        </text:list-item>
        <text:list-item>
          <text:p text:style-name="P112">Un servidor web per poder visualitzar els exercicis que anem fent no només al nostre ordinador, sinó com a mínim també al nostre smartphone.</text:p>
        </text:list-item>
        <text:list-item>
          <text:p text:style-name="P112">També farem servir un motor de plantilles HTML. Concretament el <text:span text:style-name="T2">Pug</text:span> (abans conegut com a "Jade"). Això ens permetrà:</text:p>
          <text:list text:style-name="L56">
            <text:list-item>
              <text:p text:style-name="P113">Generar HTML molt més ràpidament.</text:p>
            </text:list-item>
            <text:list-item>
              <text:p text:style-name="P113">Amb menys propensió a errors (perquè la sintaxi és més clara i perquè si cometem errors greus el compilador els detectarà).</text:p>
            </text:list-item>
            <text:list-item>
              <text:p text:style-name="P113">Fer servir models de dades externs (el que seria separar la vista de les dades en un model MVC).</text:p>
            </text:list-item>
          </text:list>
        </text:list-item>
      </text:list>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2">Pug</text:span>. Però se li pot afegir mitjançant el seu sistema de paquets:</text:p>
      <text:list text:style-name="L57">
        <text:list-item>
          <text:p text:style-name="P114">Menú Preferences -&gt; Package Control</text:p>
        </text:list-item>
        <text:list-item>
          <text:p text:style-name="P114">Teclejam 'pi' i sel·leccionam "Install Package"</text:p>
        </text:list-item>
        <text:list-item>
          <text:p text:style-name="P114">Teclejam 'Pug' i sel·leccionam "Pug"</text:p>
        </text:list-item>
      </text:list>
      <text:h text:style-name="Heading_20_2" text:outline-level="2">Servidor Web i Motor de Plantilles PUG.</text:h>
      <text:p text:style-name="First_20_paragraph">Com a Servidor Web, farem servir <text:span text:style-name="T2">Express</text:span>. Que és un framework per <text:span text:style-name="T2">Node.JS</text:span> disponible al repositori de paquets <text:span text:style-name="T2">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2">Express</text:span> per poder començar a treballar:</text:p>
      <text:h text:style-name="Heading_20_3" text:outline-level="3">Prerequisits</text:h>
      <text:list text:style-name="L58">
        <text:list-item>
          <text:p text:style-name="P115"><text:span text:style-name="T2">Node.JS</text:span> i <text:span text:style-name="T2">NPM</text:span>: Els ordinadors de l'aula ja els tenen instal·lats.</text:p>
          <text:list text:style-name="L59">
            <text:list-item>
              <text:p text:style-name="P116">A l'apartat de <text:a xlink:type="simple" xlink:href="#referències-1" office:name=""><text:span text:style-name="Definition">referències</text:span></text:a> trobareu més informació si voleu instal·lar-vos-els a casa.</text:p>
            </text:list-item>
          </text:list>
        </text:list-item>
        <text:list-item>
          <text:p text:style-name="P115"><text:span text:style-name="T2">Express-generator</text:span>: És una eina en línia de comandes que ens permetrà crear projectes <text:span text:style-name="T2">Expres</text:span> funcionals només executant una comanda.</text:p>
          <text:list text:style-name="L60">
            <text:list-item>
              <text:p text:style-name="P117">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2">1.</text:span> Cream un directori, per exemple de nom "exercicis", on emmagatzemar els nostres exercicis i projectes i ens situam en ell.</text:p>
      <text:p text:style-name="P118">u@m:~$ mkdir exercicis</text:p>
      <text:p text:style-name="P119">u@m:~$ cd exercicis</text:p>
      <text:p text:style-name="P120">u@m:~/exercicis$</text:p>
      <text:p text:style-name="First_20_paragraph"><text:span text:style-name="T2">2.</text:span> Repetirem el pas anterior per crear a dins d'aquest un subdirectori, per exemple "cursHTML5" per al nostre primer projecte.</text:p>
      <text:p text:style-name="P121">u@m:~/exercicis$ mkdir cursHTML5</text:p>
      <text:p text:style-name="P122">u@m:~/exercicis$ cd cursHTML5/</text:p>
      <text:p text:style-name="P123">u@m:~/exercicis/cursHTML5$</text:p>
      <text:p text:style-name="First_20_paragraph"><text:span text:style-name="T2">3.</text:span> Fem servir la comanda <text:span text:style-name="Source_Text">express</text:span> (l'<text:span text:style-name="T2">express-generator</text:span>) per crear un projecte buit.</text:p>
      <text:p text:style-name="Text_20_body">Farem servir el paràmetre <text:span text:style-name="Source_Text">--view=pug</text:span> per indicar-li que volem fer servir específicament aquest motor de plantilles:</text:p>
      <text:p text:style-name="P124">u@m:~/exercicis/cursHTML5$ express --view=pug</text:p>
      <text:p text:style-name="P125"/>
      <text:p text:style-name="P126"><text:s text:c="3"/>create : public/</text:p>
      <text:p text:style-name="P127"><text:s text:c="3"/>create : public/javascripts/</text:p>
      <text:p text:style-name="P128"><text:s text:c="3"/>create : public/images/</text:p>
      <text:p text:style-name="P129"><text:s text:c="3"/>create : public/stylesheets/</text:p>
      <text:p text:style-name="P130"><text:s text:c="3"/>create : public/stylesheets/style.css</text:p>
      <text:p text:style-name="P131"><text:s text:c="3"/>create : routes/</text:p>
      <text:p text:style-name="P132"><text:s text:c="3"/>create : routes/index.js</text:p>
      <text:p text:style-name="P133"><text:s text:c="3"/>create : routes/users.js</text:p>
      <text:p text:style-name="P134"><text:s text:c="3"/>create : views/</text:p>
      <text:p text:style-name="P135"><text:s text:c="3"/>create : views/error.pug</text:p>
      <text:p text:style-name="P136"><text:s text:c="3"/>create : views/index.pug</text:p>
      <text:p text:style-name="P137"><text:s text:c="3"/>create : views/layout.pug</text:p>
      <text:p text:style-name="P138"><text:s text:c="3"/>create : app.js</text:p>
      <text:p text:style-name="P139"><text:s text:c="3"/>create : package.json</text:p>
      <text:p text:style-name="P140"><text:s text:c="3"/>create : bin/</text:p>
      <text:p text:style-name="P141"><text:s text:c="3"/>create : bin/www</text:p>
      <text:p text:style-name="P142"/>
      <text:p text:style-name="P143"><text:s text:c="3"/>install dependencies:</text:p>
      <text:p text:style-name="P144"><text:s text:c="5"/>$ npm install</text:p>
      <text:p text:style-name="P145"/>
      <text:p text:style-name="P146"><text:s text:c="3"/>run the app:</text:p>
      <text:p text:style-name="P147"><text:s text:c="5"/>$ DEBUG=curshtml5:* npm start</text:p>
      <text:p text:style-name="First_20_paragraph">Això ens haurà creat una estructura de fitxers i directoris com aquesta:</text:p>
      <text:p text:style-name="P148">.</text:p>
      <text:p text:style-name="P149">├── app.js</text:p>
      <text:p text:style-name="P150">├── bin</text:p>
      <text:p text:style-name="P151">│ <text:s text:c="2"/>└── www</text:p>
      <text:p text:style-name="P152">├── package.json</text:p>
      <text:p text:style-name="P153">├── package-lock.json</text:p>
      <text:p text:style-name="P154">├── public</text:p>
      <text:p text:style-name="P155">│ <text:s text:c="2"/>├── images</text:p>
      <text:p text:style-name="P156">│ <text:s text:c="2"/>├── javascripts</text:p>
      <text:p text:style-name="P157">│ <text:s text:c="2"/>└── stylesheets</text:p>
      <text:p text:style-name="P158">│ <text:s text:c="6"/>└── style.css</text:p>
      <text:p text:style-name="P159">├── routes</text:p>
      <text:p text:style-name="P160">│ <text:s text:c="2"/>├── index.js</text:p>
      <text:p text:style-name="P161">│ <text:s text:c="2"/>└── users.js</text:p>
      <text:p text:style-name="P162">└── views</text:p>
      <text:p text:style-name="P163"><text:s text:c="4"/>├── error.pug</text:p>
      <text:p text:style-name="P164"><text:s text:c="4"/>├── index.pug</text:p>
      <text:p text:style-name="P165"><text:s text:c="4"/>└── layout.pug</text:p>
      <text:p text:style-name="First_20_paragraph">Les dues següents passes ja ens les ha suggerit el propi express-generator...</text:p>
      <text:p text:style-name="Text_20_body"><text:span text:style-name="T2">4.</text:span> Executam <text:span text:style-name="Source_Text">npm install</text:span> per tal que s'instal·lin totes les dependències:</text:p>
      <text:p text:style-name="P166">u@m:~/exercicis/cursHTML5$ npm install</text:p>
      <text:p text:style-name="P167">npm notice created a lockfile as package-lock.json. You should commit this file.</text:p>
      <text:p text:style-name="P168">added 118 packages from 174 contributors and audited 247 packages in 3.707s</text:p>
      <text:p text:style-name="P169">found 0 vulnerabilities</text:p>
      <text:p text:style-name="First_20_paragraph">i...</text:p>
      <text:p text:style-name="Text_20_body"><text:span text:style-name="T2">5.</text:span> Arrancam el nostre nou servidor web. Podem fer servir la comanda que s'ens o, en el nostre cas, amb <text:span text:style-name="Source_Text">npm start</text:span> serà suficient.</text:p>
      <text:p text:style-name="P170">u@m:~/exercicis/cursHTML5$ npm start</text:p>
      <text:p text:style-name="P171"/>
      <text:p text:style-name="P172">&gt; curshtml5@0.0.0 start /home/usuari/exercicis/cursHTML5</text:p>
      <text:p text:style-name="P173">&gt; node ./bin/www</text:p>
      <text:p text:style-name="First_20_paragraph">Ara hauríem de poder accedir al nostre servidor web a través del port 3000 del nostre PC. És a dir: a la url <text:a xlink:type="simple" xlink:href="" office:name=""><text:span text:style-name="Definition">http://localhost:3000</text:span></text:a>.</text:p>
      <text:list text:style-name="L61">
        <text:list-item>
          <text:p text:style-name="P174">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First_20_paragraph">Si ara desam el fitxer que hem creat a l'exercici anterior sota el directori "public" i amb el nom "curriculum.html", veurem que podem accedir a ell sota al url <text:a xlink:type="simple" xlink:href="" office:name=""><text:span text:style-name="Definition">http://localhost:3000/curriculum.html</text:span></text:a> (o amb la IP corresponent si volem poder accedir-hi també des del nostre smartphone).</text:p>
      <text:h text:style-name="Heading_20_2" text:outline-level="2">Referències</text:h>
      <text:list text:style-name="L62">
        <text:list-item>
          <text:p text:style-name="P175"><text:span text:style-name="T2">Sublime Text</text:span>: <text:a xlink:type="simple" xlink:href="" office:name=""><text:span text:style-name="Definition">https://www.sublimetext.com/</text:span></text:a>.</text:p>
        </text:list-item>
        <text:list-item>
          <text:p text:style-name="P175">Instal·lació Node.JS i NPM:</text:p>
          <text:list text:style-name="L63">
            <text:list-item>
              <text:p text:style-name="P176">Via <text:span text:style-name="T2">NVM</text:span> (recomanat): <text:a xlink:type="simple" xlink:href="" office:name=""><text:span text:style-name="Definition">https://github.com/creationix/nvm/blob/master/README.md#install-script</text:span></text:a>.</text:p>
            </text:list-item>
            <text:list-item>
              <text:p text:style-name="P176">Amb el gestor de paquets del Sistema Operatiu: <text:a xlink:type="simple" xlink:href="" office:name=""><text:span text:style-name="Definition">https://nodejs.org/es/download/package-manager/</text:span></text:a>.</text:p>
            </text:list-item>
            <text:list-item>
              <text:p text:style-name="P176">Instal·lació manual: <text:a xlink:type="simple" xlink:href="" office:name=""><text:span text:style-name="Definition">https://nodejs.org/en/download/</text:span></text:a>.</text:p>
            </text:list-item>
          </text:list>
        </text:list-item>
        <text:list-item>
          <text:p text:style-name="P175">Altres:</text:p>
          <text:list text:style-name="L64">
            <text:list-item>
              <text:p text:style-name="P177">Motor de JavaScript V8 de Google: <text:a xlink:type="simple" xlink:href="" office:name=""><text:span text:style-name="Definition">https://ca.wikipedia.org/wiki/V8_(int%C3%A8rpret_JavaScript)</text:span></text:a>.</text:p>
            </text:list-item>
          </text:list>
        </text:list-item>
      </text:list>
      <text:h text:style-name="Heading_20_1" text:outline-level="1">Preprocessadors</text:h>
      <text:p text:style-name="First_20_paragraph">Els preprocessadors son eines que ens permeten transformar un fitxer de codi escrit en un llenguatge modificat o totalment distint al que entén compilador o intèrpret al que estan destinats.</text:p>
      <text:p text:style-name="Text_20_body">Per exemple, el motor de plantilles <text:span text:style-name="T2">Pug</text:span> és un preprocessador que transforma una plantilla <text:span text:style-name="T2">Pug</text:span> en un document HTML vàlid que pot llegir qualsevol navegador.</text:p>
      <text:p text:style-name="Text_20_body">Al projecte <text:span text:style-name="T2">Expres</text:span> que hem creat anteriorment, podem veure com a dins el directori <text:span text:style-name="T2">views</text:span> tenim tres fitxers:</text:p>
      <text:p text:style-name="Text_20_body">error.pug index.pug layout.pug</text:p>
      <text:p text:style-name="Text_20_body"><text:span text:style-name="T1">layout.pug:</text:span></text:p>
      <text:p text:style-name="P178">doctype html</text:p>
      <text:p text:style-name="P179">html</text:p>
      <text:p text:style-name="P180"><text:s text:c="2"/>head</text:p>
      <text:p text:style-name="P181"><text:s text:c="4"/>title= title</text:p>
      <text:p text:style-name="P182"><text:s text:c="4"/>link(rel='stylesheet', href='/stylesheets/style.css')</text:p>
      <text:p text:style-name="P183"><text:s text:c="2"/>body</text:p>
      <text:p text:style-name="P184"><text:s text:c="4"/>block content</text:p>
      <text:p text:style-name="First_20_paragraph"><text:span text:style-name="T1">index.pug:</text:span></text:p>
      <text:p text:style-name="P185">extends layout</text:p>
      <text:p text:style-name="P186"/>
      <text:p text:style-name="P187">block content</text:p>
      <text:p text:style-name="P188"><text:s text:c="2"/>h1= title</text:p>
      <text:p text:style-name="P189"><text:s text:c="2"/>p Welcome to #{title}</text:p>
      <text:p text:style-name="First_20_paragraph"><text:span text:style-name="T1">error.pug:</text:span></text:p>
      <text:p text:style-name="P190">extends layout</text:p>
      <text:p text:style-name="P191"/>
      <text:p text:style-name="P192">block content</text:p>
      <text:p text:style-name="P193"><text:s text:c="2"/>h1= message</text:p>
      <text:p text:style-name="P194"><text:s text:c="2"/>h2= error.status</text:p>
      <text:p text:style-name="P195"><text:s text:c="2"/>pre #{error.stack}</text:p>
      <text:p text:style-name="First_20_paragraph">Definicions:</text:p>
      <text:list text:style-name="L65">
        <text:list-item>
          <text:p text:style-name="P196">shims</text:p>
        </text:list-item>
        <text:list-item>
          <text:p text:style-name="P196">polyfills</text:p>
        </text:list-item>
        <text:list-item>
          <text:p text:style-name="P196">transpilers</text:p>
        </text:list-item>
      </text:list>
      <text:h text:style-name="Heading_20_2" text:outline-level="2">Preprocessadors HTML</text:h>
      <text:h text:style-name="Heading_20_2" text:outline-level="2">Preprocessadors CSS</text:h>
      <text:list text:style-name="L66">
        <text:list-item>
          <text:p text:style-name="P197">PostCSS: <text:a xlink:type="simple" xlink:href="" office:name=""><text:span text:style-name="Definition">https://postcss.org/</text:span></text:a>.</text:p>
          <text:list text:style-name="L67">
            <text:list-item>
              <text:p text:style-name="P198">Autoprefixer: <text:a xlink:type="simple" xlink:href="" office:name=""><text:span text:style-name="Definition">https://github.com/postcss/autoprefixer</text:span></text:a>.</text:p>
            </text:list-item>
          </text:list>
        </text:list-item>
      </text:list>
      <text:h text:style-name="Heading_20_2" text:outline-level="2">Preprocessadors Javascript</text:h>
      <text:list text:style-name="L68">
        <text:list-item>
          <text:p text:style-name="P199">Babel</text:p>
        </text:list-item>
      </text:list>
      <text:h text:style-name="Heading_20_2" text:outline-level="2">Referències</text:h>
      <text:list text:style-name="L69">
        <text:list-item>
          <text:p text:style-name="P200">Motors de Plantilles</text:p>
          <text:list text:style-name="L70">
            <text:list-item>
              <text:p text:style-name="P201">Pug (Jade): <text:a xlink:type="simple" xlink:href="" office:name=""><text:span text:style-name="Definition">https://pugjs.org</text:span></text:a></text:p>
            </text:list-item>
            <text:list-item>
              <text:p text:style-name="P201">Handlebars: <text:a xlink:type="simple" xlink:href="" office:name=""><text:span text:style-name="Definition">https://handlebarsjs.com</text:span></text:a></text:p>
            </text:list-item>
          </text:list>
        </text:list-item>
        <text:list-item>
          <text:p text:style-name="P200">ECMASCRIPT:</text:p>
          <text:list text:style-name="L71">
            <text:list-item>
              <text:p text:style-name="P202">Modernizr: <text:a xlink:type="simple" xlink:href="" office:name=""><text:span text:style-name="Definition">https://modernizr.com/</text:span></text:a>.</text:p>
            </text:list-item>
          </text:list>
        </text:list-item>
      </text:list>
      <text:p text:style-name="Horizontal_20_Line"/>
      <text:p text:style-name="Horizontal_20_Line"/>
      <text:list text:style-name="L72">
        <text:list-item>
          <text:p text:style-name="P203">Frameworks · jQuery · <text:a xlink:type="simple" xlink:href="http://youmightnotneedjquery.com/" office:name=""><text:span text:style-name="Definition">You might not need jQue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